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618in"/>
    </style:style>
    <style:style style:name="co3" style:family="table-column">
      <style:table-column-properties fo:break-before="auto" style:column-width="2.0646in"/>
    </style:style>
    <style:style style:name="co4" style:family="table-column">
      <style:table-column-properties fo:break-before="auto" style:column-width="2.6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office:value-type="string">
            <text:p>How to calculate AreaPanels to draw (using ViewNodes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H</text:p>
          </table:table-cell>
          <table:table-cell office:value-type="string">
            <text:p>has children</text:p>
          </table:table-cell>
          <table:table-cell table:number-columns-repeated="1022"/>
        </table:table-row>
        <table:table-row table:style-name="ro3">
          <table:table-cell office:value-type="string">
            <text:p>L</text:p>
          </table:table-cell>
          <table:table-cell office:value-type="string">
            <text:p>children are loaded</text:p>
          </table:table-cell>
          <table:table-cell table:number-columns-repeated="1022"/>
        </table:table-row>
        <table:table-row table:style-name="ro3">
          <table:table-cell office:value-type="string">
            <text:p>S</text:p>
          </table:table-cell>
          <table:table-cell office:value-type="string">
            <text:p>state: SET / EMPTY</text:p>
          </table:table-cell>
          <table:table-cell table:number-columns-repeated="1022"/>
        </table:table-row>
        <table:table-row table:style-name="ro3">
          <table:table-cell office:value-type="string">
            <text:p>P</text:p>
          </table:table-cell>
          <table:table-cell office:value-type="string">
            <text:p>previous state: SET / EMPTY / UN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H, L</text:p>
          </table:table-cell>
          <table:table-cell office:value-type="string">
            <text:p>H, ^L</text:p>
          </table:table-cell>
          <table:table-cell office:value-type="string">
            <text:p>^H, ^L (ie depth is zero, since all items that have children have a depth)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: E, S: E</text:p>
          </table:table-cell>
          <table:table-cell office:value-type="string">
            <text:p>N/A (if previous state was empty, children shouldn't have been loaded)</text:p>
          </table:table-cell>
          <table:table-cell office:value-type="string">
            <text:p>unk=false</text:p>
          </table:table-cell>
          <table:table-cell office:value-type="string">
            <text:p>unk=fals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: E, S: S</text:p>
          </table:table-cell>
          <table:table-cell office:value-type="string">
            <text:p>N/A (if previous state was empty, children shouldn't have been loaded)</text:p>
          </table:table-cell>
          <table:table-cell office:value-type="string">
            <text:p>unk=true (because we haven't loaded the children)</text:p>
          </table:table-cell>
          <table:table-cell office:value-type="string">
            <text:p>unk=false</text:p>
          </table:table-cell>
          <table:table-cell table:number-columns-repeated="1020"/>
        </table:table-row>
        <table:table-row table:style-name="ro3">
          <table:table-cell office:value-type="string">
            <text:p>P: S, S: E</text:p>
          </table:table-cell>
          <table:table-cell office:value-type="string">
            <text:p>clear children, unk=false</text:p>
          </table:table-cell>
          <table:table-cell office:value-type="string">
            <text:p>unk=false</text:p>
          </table:table-cell>
          <table:table-cell office:value-type="string">
            <text:p>unk=false</text:p>
          </table:table-cell>
          <table:table-cell table:number-columns-repeated="1020"/>
        </table:table-row>
        <table:table-row table:style-name="ro3">
          <table:table-cell office:value-type="string">
            <text:p>P: S, S: S</text:p>
          </table:table-cell>
          <table:table-cell office:value-type="string">
            <text:p>unk=true</text:p>
          </table:table-cell>
          <table:table-cell office:value-type="string">
            <text:p>unk=true</text:p>
          </table:table-cell>
          <table:table-cell office:value-type="string">
            <text:p>unk=false</text:p>
          </table:table-cell>
          <table:table-cell table:number-columns-repeated="1020"/>
        </table:table-row>
        <table:table-row table:style-name="ro2">
          <table:table-cell office:value-type="string">
            <text:p>P: U, S: E</text:p>
          </table:table-cell>
          <table:table-cell office:value-type="string">
            <text:p>N/A (if previous state was unk, children shouldn't have been loaded)</text:p>
          </table:table-cell>
          <table:table-cell office:value-type="string">
            <text:p>unk=false</text:p>
          </table:table-cell>
          <table:table-cell office:value-type="string">
            <text:p>unk=false</text:p>
          </table:table-cell>
          <table:table-cell table:number-columns-repeated="1020"/>
        </table:table-row>
        <table:table-row table:style-name="ro2">
          <table:table-cell office:value-type="string">
            <text:p>P: U, S: S</text:p>
          </table:table-cell>
          <table:table-cell office:value-type="string">
            <text:p>N/A (if previous state was unk, children shouldn't have been loaded)</text:p>
          </table:table-cell>
          <table:table-cell office:value-type="string">
            <text:p>unk=true</text:p>
          </table:table-cell>
          <table:table-cell office:value-type="string">
            <text:p>unk=fals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Always</text:p>
          </table:table-cell>
          <table:table-cell office:value-type="string">
            <text:p>update stBox and TimeIntervalSta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hen loading children, they start in UNK sta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ead starts in unk state</text:p>
          </table:table-cell>
          <table:table-cell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04/29/2012</text:date>, <text:time>11:3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Engler</meta:initial-creator>
    <meta:creation-date>2012-04-29T11:01:14</meta:creation-date>
    <dc:date>2012-04-29T11:36:40</dc:date>
    <dc:creator>Tim Engler</dc:creator>
    <meta:editing-duration>PT34M33S</meta:editing-duration>
    <meta:editing-cycles>3</meta:editing-cycles>
    <meta:generator>OpenOffice.org/3.3$Unix OpenOffice.org_project/330m20$Build-9567</meta:generator>
    <meta:document-statistic meta:table-count="3" meta:cell-count="40" meta:object-count="0"/>
  </office:meta>
</office:document-meta>
</file>